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Getting started with S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6:48:46.576643819</meta:creation-date>
    <dc:date>2020-04-04T16:50:20.807774257</dc:date>
    <meta:editing-duration>PT1M35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